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12C0000012C875341D0226FC9E0.png" manifest:media-type="image/png"/>
  <manifest:file-entry manifest:full-path="Pictures/10000201000000C8000000384C9888E632BF6A4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JavaScript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JavaScript - Uvod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avaScript je dinamički računalni programski jezik. Lagan je i najčešće se koristi na web stranicama gdje omogućava na <text:span text:style-name="T1">klijentskoj</text:span> strani korisničku interakciju i dinamičke stranice. JS je <text:span text:style-name="T2">interpreterski</text:span> jezik sa <text:span text:style-name="T2">objektno orijentiranim</text:span> mogućnostima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JavaScript - Povijest</text:p>
          </draw:text-box>
        </draw:frame>
        <draw:frame presentation:style-name="pr5" draw:layer="layout" svg:width="32.399cm" svg:height="19.6cm" svg:x="1.6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1995</text:span> - Prva pojava JavaScripta pod imenom LiveScript. Firma Netscape, tadašnji vodeći proizvođač browsera, oduševljen jezikom izgeneriranim pomoću Jave promijenio je ime u JavaScript. Ugledao je svjetlo dana kao dio Netscape 2.0 browsera.</text:p>
              </text:list-item>
              <text:list-item>
                <text:p><text:span text:style-name="T3">1997</text:span> - Specifikacija ECMA-262 predstavlja standardnu verziju osnovnog JavaScripta</text:p>
              </text:list-item>
              <text:list-item>
                <text:p>4. izdanje je odbačeno</text:p>
              </text:list-item>
              <text:list-item>
                <text:p><text:span text:style-name="T3">2011</text:span> – ECMAScript izdanje 5.1 (implementiran u JS 2.0)</text:p>
              </text:list-item>
              <text:list-item>
                <text:p><text:span text:style-name="T3">2015</text:span> - Aktualni standard ECMAscripta zove se ES6 ili ECMAScript 2015, no nije u potpunosti implementiran, te treba pripaziti kod primjene pojedine novosti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JavaScript - Povijest</text:p>
          </draw:text-box>
        </draw:frame>
        <draw:frame presentation:style-name="pr5" draw:layer="layout" svg:width="32.399cm" svg:height="19.6cm" svg:x="1.6cm" svg:y="4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sim u web browserima Javascript se koristi i npr. u PDF dokumentima, desktop widgetima. U zadnje vrijeme je razvijeno više Javascript Virtual Machines (VMs) za više platformi pa se Javascript koristi i kao <text:span text:style-name="T3">server side</text:span> scripting jezik (npr. Node.js)</text:p>
              </text:list-item>
              <text:list-item>
                <text:p>Predviđa se donošenje novog izdanja svake <text:span text:style-name="T3">godine</text:span></text:p>
              </text:list-item>
              <text:list-item>
                <text:p>Kao posljedica Javascript je postao jako popularan jezik pa se dosta radi na standardizaciji i unapređenju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JavaScript </text:p>
          </draw:text-box>
        </draw:frame>
        <draw:frame presentation:style-name="pr5" draw:layer="layout" svg:width="32.399cm" svg:height="19.6cm" svg:x="1.6cm" svg:y="4.8cm" presentation:class="outline" presentation:user-transformed="true">
          <draw:text-box>
            <text:list text:style-name="L2">
              <text:list-header>
                <text:p><text:span text:style-name="T3">Prednosti uporabe</text:span></text:p>
              </text:list-header>
              <text:list-item>
                <text:p><text:span text:style-name="T3">Manje interakcije sa serverom</text:span> − npr. unosi u formi mogu se validirati prije slanja na server, što smanjuje serverski promet i opterećenje servera</text:p>
              </text:list-item>
              <text:list-item>
                <text:p><text:span text:style-name="T3">Brži odziv</text:span> za korisnika, ne mora se čekati odziv servera</text:p>
              </text:list-item>
              <text:list-item>
                <text:p>User experience (UX) se može puno <text:span text:style-name="T3">obogatiti i ubrzati</text:span>, dodati interakcija, dinamičnost stranica</text:p>
                <text:p><text:span text:style-name="T3">Mane</text:span></text:p>
              </text:list-item>
              <text:list-item>
                <text:p><text:span text:style-name="T4">Nije </text:span><text:span text:style-name="T3">potpuni</text:span><text:span text:style-name="T4"> programerski jezik, neke mu stvari nedostaju</text:span></text:p>
              </text:list-item>
              <text:list-item>
                <text:p><text:span text:style-name="T3">Nema pristup file sistemu</text:span><text:span text:style-name="T4"> – iz sigurnosnih razloga nije dozvoljeno čitanje i pisanje datoteka</text:span></text:p>
              </text:list-item>
              <text:list-item>
                <text:p><text:span text:style-name="T4">Nema </text:span><text:span text:style-name="T3">multiprocesorske ni multithread</text:span><text:span text:style-name="T4"> mogućnosti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JavaScript – variable scope </text:p>
          </draw:text-box>
        </draw:frame>
        <draw:frame presentation:style-name="pr5" draw:layer="layout" svg:width="32.399cm" svg:height="19.6cm" svg:x="1.6cm" svg:y="4.8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Varijable su slabi tipovi (kao i kodPHP-a)</text:span></text:p>
                <text:p><text:span text:style-name="T3">Varijable su objekti</text:span></text:p>
                <text:p><text:span text:style-name="T3">Područje dosega (scope) JavaScript varijabli:</text:span></text:p>
              </text:list-header>
              <text:list-item>
                <text:p><text:span text:style-name="T3">Globalno</text:span></text:p>
                <text:p><text:span text:style-name="T4">Varijabla definirana izvan neke funkcije ima globalni doseg:</text:span></text:p>
                <text:p><text:span text:style-name="T2">var globalna = 3;</text:span></text:p>
                <text:p><text:span text:style-name="T2">function fun1() {</text:span></text:p>
                <text:list>
                  <text:list-header>
                    <text:p><text:span text:style-name="T2">console.log(globalna);</text:span></text:p>
                  </text:list-header>
                </text:list>
                <text:p><text:span text:style-name="T2">}</text:span></text:p>
              </text:list-item>
              <text:list-item>
                <text:p><text:span text:style-name="T3">Lokalno</text:span></text:p>
                <text:p><text:span text:style-name="T5">Svaka funkcija ima svoj doseg</text:span><text:span text:style-name="T6">. </text:span><text:span text:style-name="T5">Varijabla definirana unutar jedne funkcije dohvatljiva je samo iz te funkcije i <text:s/>njenih podfunkcija. Stoga se ovaj scope zove i </text:span><text:span text:style-name="T6">function scope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JavaScript – DOM &amp; BOM </text:p>
          </draw:text-box>
        </draw:frame>
        <draw:frame presentation:style-name="pr5" draw:layer="layout" svg:width="32.399cm" svg:height="19.6cm" svg:x="1.6cm" svg:y="4.8cm" presentation:class="outline" presentation:user-transformed="true">
          <draw:text-box>
            <text:list text:style-name="L2">
              <text:list-header>
                <text:p><text:span text:style-name="T3">DOM <text:s/>- Document Object Model</text:span></text:p>
              </text:list-header>
              <text:list-item>
                <text:p><text:span text:style-name="T4">Višeplatformski i <text:s/>nezavisan od jezika standardiziran </text:span><text:span text:style-name="T3">model</text:span><text:span text:style-name="T4"> HTML, XHTML i XML dokumenata čiji objekti omogućuju prikaz i interakciju s tim dokumentima.</text:span><text:span text:style-name="T3"> </text:span></text:p>
              </text:list-item>
              <text:list-item>
                <text:p><text:span text:style-name="T4">Čvorovi dokumenta su organizirani u stablastoj strukturi koju zovemo DOM stablo (tree). Interface za public pristup je preko API-ja. </text:span></text:p>
                <text:p><text:span text:style-name="T3">BOM – Browser Object Model</text:span></text:p>
              </text:list-item>
              <text:list-item>
                <text:p><text:span text:style-name="T4">Svaki browser ima svoj Object Model koji omogućuje pristup iz javascripta. No taj model nije standardiziran i svaki browser ima svoju implementaciju.</text:span><text:span text:style-name="T3"><text:line-break/></text:span><text:span text:style-name="T3"/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3.151cm" svg:x="1.8cm" svg:y="0.871cm" presentation:class="title" presentation:user-transformed="true">
          <draw:text-box>
            <text:p>JavaScript – window,document, screen </text:p>
          </draw:text-box>
        </draw:frame>
        <draw:frame presentation:style-name="pr5" draw:layer="layout" svg:width="32.399cm" svg:height="19.6cm" svg:x="1.6cm" svg:y="4.8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window </text:span><text:span text:style-name="T4">–</text:span><text:span text:style-name="T3"> </text:span><text:span text:style-name="T4">glavni Javascript objekt browsera koji omogućuje pristup browserskom modelu</text:span></text:p>
              </text:list-item>
              <text:list-item>
                <text:p><text:span text:style-name="T3">window.screen </text:span><text:span text:style-name="T4">- mali objekt sa informacijama o fizičkim dimenzijama ekrana</text:span></text:p>
              </text:list-item>
              <text:list-item>
                <text:p><text:span text:style-name="T3">window.document</text:span><text:span text:style-name="T4"> ili samo </text:span><text:span text:style-name="T3">document</text:span><text:span text:style-name="T4"> je glavni javno dostupni objekat DOM-a</text:span><text:span text:style-name="T3"><text:line-break/></text:span><text:span text:style-name="T3"/></text:p>
                <text:p><text:span text:style-name="T4">browser site <text:s/>phpacademy.booking.(inicijali)</text:span></text:p>
                <text:p>dev tools -&gt;console </text:p>
              </text:list-item>
              <text:list-item>
                <text:p>window.scrollTo(0,500)</text:p>
              </text:list-item>
              <text:list-item>
                <text:p>document.getElementById(&lt;id&gt;)</text:p>
              </text:list-item>
              <text:list-item>
                <text:p>document.body</text:p>
              </text:list-item>
              <text:list-item>
                <text:p>document.images</text:p>
              </text:list-item>
              <text:list-item>
                <text:p>document.links</text:p>
              </text:list-item>
              <text:list-item>
                <text:p>document.scripts [0]</text:p>
              </text:list-item>
              <text:list-item>
                <text:p>document.body.innerHTML = "Ajme";</text:p>
              </text:list-item>
              <text:list-item>
                <text:p><text:a xlink:href="http://www.w3schools.com/jsref/dom_obj_document.asp" xlink:type="simple">http://www.w3schools.com/jsref/dom_obj_document.asp</text:a></text:p>
              </text:list-item>
              <text:list-item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JavaScript – naredbe </text:p>
          </draw:text-box>
        </draw:frame>
        <draw:frame presentation:style-name="pr5" draw:layer="layout" svg:width="32.399cm" svg:height="19.6cm" svg:x="1.6cm" svg:y="4.8cm" presentation:class="outline" presentation:user-transformed="true">
          <draw:text-box>
            <text:list text:style-name="L2">
              <text:list-header>
                <text:p><text:span text:style-name="T3">Javascript naredbe:</text:span></text:p>
              </text:list-header>
              <text:list-item>
                <text:p><text:span text:style-name="T3">break</text:span><text:span text:style-name="T4"> – exit switch ili loop</text:span></text:p>
              </text:list-item>
              <text:list-item>
                <text:p><text:span text:style-name="T3">continue </text:span><text:span text:style-name="T4">– nastavljanja izvršavanja loop</text:span></text:p>
              </text:list-item>
              <text:list-item>
                <text:p><text:span text:style-name="T3">if ... else if ... else – </text:span><text:span text:style-name="T4">uvjetno izvršavanje</text:span></text:p>
              </text:list-item>
              <text:list-item>
                <text:p><text:span text:style-name="T3">For – </text:span></text:p>
                <text:list>
                  <text:list-header>
                    <text:p><text:span text:style-name="T4">var text = " Brojimo ";</text:span></text:p>
                    <text:p><text:span text:style-name="T4">for (i = 1, i &lt; 5; i++) {</text:span></text:p>
                    <text:p><text:span text:style-name="T4"><text:s text:c="4"/></text:span><text:span text:style-name="T4">text += "brojimo " + i + "&lt;br&gt;";</text:span></text:p>
                    <text:p><text:span text:style-name="T4">}</text:span></text:p>
                  </text:list-header>
                </text:list>
              </text:list-item>
              <text:list-item>
                <text:p><text:span text:style-name="T3">for ... in</text:span></text:p>
              </text:list-item>
              <text:list-item>
                <text:p><text:span text:style-name="T3">do ... while</text:span></text:p>
              </text:list-item>
              <text:list-item>
                <text:p><text:span text:style-name="T3">return</text:span></text:p>
              </text:list-item>
              <text:list-item>
                <text:p><text:span text:style-name="T3">switch</text:span></text:p>
              </text:list-item>
              <text:list-item>
                <text:p><text:span text:style-name="T3">function</text:span></text:p>
              </text:list-item>
              <text:list-item>
                <text:p><text:span text:style-name="T3">debugger</text:span></text:p>
                <text:p><text:span text:style-name="T3"/></text:p>
                <text:p><text:span text:style-name="T4">primjeri: jsprimjeri.html</text:span></text:p>
              </text:list-item>
              <text:list-item>
                <text:p><text:span text:style-name="T4">Link: http://www.w3schools.com/js/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JavaScript – jQuery </text:p>
          </draw:text-box>
        </draw:frame>
        <draw:frame presentation:style-name="pr5" draw:layer="layout" svg:width="32.399cm" svg:height="19.6cm" svg:x="1.6cm" svg:y="4.8cm" presentation:class="outline" presentation:user-transformed="true">
          <draw:text-box>
            <text:list text:style-name="L2">
              <text:list-header>
                <text:p><text:span text:style-name="T3">jQuery </text:span><text:span text:style-name="T4">je popularan JavaScript library </text:span></text:p>
              </text:list-header>
              <text:list-item>
                <text:p><text:span text:style-name="T4">omogućuje puno jednostavnije i brže programiranje</text:span></text:p>
                <text:p/>
                <text:p><text:span text:style-name="T4"/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875341D0226FC9E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4C9888E632BF6A4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09:22:12.817000000</meta:creation-date>
    <dc:language>hr-HR</dc:language>
    <meta:editing-cycles>34</meta:editing-cycles>
    <meta:editing-duration>PT10H31M57S</meta:editing-duration>
    <meta:generator>LibreOffice/5.2.3.3$Windows_X86_64 LibreOffice_project/d54a8868f08a7b39642414cf2c8ef2f228f780cf</meta:generator>
    <dc:title>PHP Akademija template v4</dc:title>
    <dc:date>2016-12-22T12:20:55.503000000</dc:date>
    <meta:document-statistic meta:object-count="79"/>
  </office:meta>
</office:document-meta>
</file>